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4" table:style-name="ce1"/>
          <table:table-cell table:number-columns-repeated="16379" table:style-name="ce2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text:s/></text:p>
          </table:table-cell>
          <table:table-cell table:number-columns-repeated="4" table:style-name="ce1"/>
          <table:table-cell office:value-type="string" table:style-name="ce1">
            <text:p>pipesworld-notankage: 20<text:s/></text:p>
          </table:table-cell>
          <table:table-cell table:number-columns-repeated="4" table:style-name="ce1"/>
          <table:table-cell office:value-type="string" table:style-name="ce1">
            <text:p>pipesworld-notankage: 25<text:s/></text:p>
          </table:table-cell>
          <table:table-cell table:number-columns-repeated="4" table:style-name="ce1"/>
          <table:table-cell office:value-type="string" table:style-name="ce1">
            <text:p>pipesworld-notankage: 30<text:s/></text:p>
          </table:table-cell>
          <table:table-cell table:number-columns-repeated="4" table:style-name="ce1"/>
          <table:table-cell office:value-type="string" table:style-name="ce2">
            <text:p>Average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E-2" table:style-name="ce1">
            <text:p>0.07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26" table:style-name="ce1">
            <text:p>0.12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.74E-2" table:formula="of:=SUM([.B74];[.G74];[.L74];[.Q74];[.V74])/COUNT([.B74];[.G74];[.L74];[.Q74];[.V74])" table:style-name="ce2">
            <text:p>0.0974</text:p>
          </table:table-cell>
          <table:table-cell table:number-columns-repeated="1635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36" table:style-name="ce1">
            <text:p>0.43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" table:style-name="ce1">
            <text:p>2</text:p>
          </table:table-cell>
          <table:table-cell office:value-type="float" office:value="0.39300000000000002" table:formula="of:=SUM([.B75];[.G75];[.L75];[.Q75];[.V75])/COUNT([.B75];[.G75];[.L75];[.Q75];[.V75])" table:style-name="ce2">
            <text:p>0.393</text:p>
          </table:table-cell>
          <table:table-cell table:number-columns-repeated="1635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7" table:style-name="ce1">
            <text:p>0.24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" table:style-name="ce1">
            <text:p>0.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8" table:style-name="ce1">
            <text:p>0.21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059999999999998" table:formula="of:=SUM([.B76];[.G76];[.L76];[.Q76];[.V76])/COUNT([.B76];[.G76];[.L76];[.Q76];[.V76])" table:style-name="ce2">
            <text:p>0.2406</text:p>
          </table:table-cell>
          <table:table-cell table:number-columns-repeated="1635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7" table:style-name="ce1">
            <text:p>0.24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4" table:style-name="ce1">
            <text:p>4</text:p>
          </table:table-cell>
          <table:table-cell office:value-type="float" office:value="0.29599999999999999" table:formula="of:=SUM([.B77];[.G77];[.L77];[.Q77];[.V77])/COUNT([.B77];[.G77];[.L77];[.Q77];[.V77])" table:style-name="ce2">
            <text:p>0.296</text:p>
          </table:table-cell>
          <table:table-cell table:number-columns-repeated="1635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6459999999999998" table:formula="of:=SUM([.B78];[.G78];[.L78];[.Q78];[.V78])/COUNT([.B78];[.G78];[.L78];[.Q78];[.V78])" table:style-name="ce2">
            <text:p>0.3646</text:p>
          </table:table-cell>
          <table:table-cell table:number-columns-repeated="1635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753" table:style-name="ce1">
            <text:p>0.75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" table:style-name="ce1">
            <text:p>0.4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320000000000003" table:formula="of:=SUM([.B79];[.G79];[.L79];[.Q79];[.V79])/COUNT([.B79];[.G79];[.L79];[.Q79];[.V79])" table:style-name="ce2">
            <text:p>0.4932</text:p>
          </table:table-cell>
          <table:table-cell table:number-columns-repeated="1635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" table:style-name="ce1">
            <text:p>0.2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72" table:style-name="ce1">
            <text:p>0.3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6" table:style-name="ce1">
            <text:p>0.24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680000000000001" table:formula="of:=SUM([.B80];[.G80];[.L80];[.Q80];[.V80])/COUNT([.B80];[.G80];[.L80];[.Q80];[.V80])" table:style-name="ce2">
            <text:p>0.2968</text:p>
          </table:table-cell>
          <table:table-cell table:number-columns-repeated="1635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08" table:style-name="ce1">
            <text:p>0.3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579999999999997" table:formula="of:=SUM([.B81];[.G81];[.L81];[.Q81];[.V81])/COUNT([.B81];[.G81];[.L81];[.Q81];[.V81])" table:style-name="ce2">
            <text:p>0.435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200000000000001" table:formula="of:=SUM([.B82];[.G82];[.L82];[.Q82];[.V82])/COUNT([.B82];[.G82];[.L82];[.Q82];[.V82])" table:style-name="ce2">
            <text:p>0.63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35999999999998" table:formula="of:=SUM([.B83];[.G83];[.L83];[.Q83];[.V83])/COUNT([.B83];[.G83];[.L83];[.Q83];[.V83])" table:style-name="ce2">
            <text:p>1.0236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080000000000001" table:style-name="ce1">
            <text:p>2.60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.8039999999999998" table:style-name="ce1">
            <text:p>3.804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2896000000000001" table:formula="of:=SUM([.B84];[.G84];[.L84];[.Q84];[.V84])/COUNT([.B84];[.G84];[.L84];[.Q84];[.V84])" table:style-name="ce2">
            <text:p>2.289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940000000000001" table:style-name="ce1">
            <text:p>2.394</text:p>
          </table:table-cell>
          <table:table-cell office:value-type="float" office:value="176" table:style-name="ce1">
            <text:p>17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19" table:style-name="ce1">
            <text:p>1.3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6219999999999999" table:style-name="ce1">
            <text:p>3.622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2549999999999999" table:style-name="ce1">
            <text:p>2.255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0430000000000001" table:style-name="ce1">
            <text:p>3.043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265999999999997" table:formula="of:=SUM([.B85];[.G85];[.L85];[.Q85];[.V85])/COUNT([.B85];[.G85];[.L85];[.Q85];[.V85])" table:style-name="ce2">
            <text:p>2.526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83" table:style-name="ce1">
            <text:p>2.383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749" table:style-name="ce1">
            <text:p>0.74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4590000000000001" table:style-name="ce1">
            <text:p>2.45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843999999999998" table:formula="of:=SUM([.B86];[.G86];[.L86];[.Q86];[.V86])/COUNT([.B86];[.G86];[.L86];[.Q86];[.V86])" table:style-name="ce2">
            <text:p>1.784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6430000000000007" table:style-name="ce1">
            <text:p>8.643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6360000000000001" table:style-name="ce1">
            <text:p>5.636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5079999999999991" table:style-name="ce1">
            <text:p>8.508</text:p>
          </table:table-cell>
          <table:table-cell office:value-type="float" office:value="467" table:style-name="ce1">
            <text:p>46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0359999999999996" table:style-name="ce1">
            <text:p>4.036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5947999999999993" table:formula="of:=SUM([.B87];[.G87];[.L87];[.Q87];[.V87])/COUNT([.B87];[.G87];[.L87];[.Q87];[.V87])" table:style-name="ce2">
            <text:p>6.594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789999999999999" table:style-name="ce1">
            <text:p>6.77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159999999999998" table:style-name="ce1">
            <text:p>5.31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257999999999999" table:style-name="ce1">
            <text:p>15.258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984" table:formula="of:=SUM([.B88];[.G88];[.L88];[.Q88];[.V88])/COUNT([.B88];[.G88];[.L88];[.Q88];[.V88])" table:style-name="ce2">
            <text:p>6.984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7030000000000003" table:style-name="ce1">
            <text:p>7.703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.8130000000000006" table:style-name="ce1">
            <text:p>9.813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086" table:style-name="ce1">
            <text:p>12.086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8.065000000000001" table:style-name="ce1">
            <text:p>18.065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1.192" table:style-name="ce1">
            <text:p>21.192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771800000000002" table:formula="of:=SUM([.B89];[.G89];[.L89];[.Q89];[.V89])/COUNT([.B89];[.G89];[.L89];[.Q89];[.V89])" table:style-name="ce2">
            <text:p>13.7718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68" table:style-name="ce1">
            <text:p>3.468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3310000000000004" table:style-name="ce1">
            <text:p>4.331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32" table:style-name="ce1">
            <text:p>3.3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.3449999999999998" table:style-name="ce1">
            <text:p>6.345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239999999999999" table:style-name="ce1">
            <text:p>1.92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8775999999999997" table:formula="of:=SUM([.B90];[.G90];[.L90];[.Q90];[.V90])/COUNT([.B90];[.G90];[.L90];[.Q90];[.V90])" table:style-name="ce2">
            <text:p>3.8776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305" table:style-name="ce1">
            <text:p>16.30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6420000000000003" table:style-name="ce1">
            <text:p>6.642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5910000000000002" table:style-name="ce1">
            <text:p>5.591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.686" table:style-name="ce1">
            <text:p>15.686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4409999999999998" table:style-name="ce1">
            <text:p>5.44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330000000000016" table:formula="of:=SUM([.B91];[.G91];[.L91];[.Q91];[.V91])/COUNT([.B91];[.G91];[.L91];[.Q91];[.V91])" table:style-name="ce2">
            <text:p>9.933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993" table:style-name="ce1">
            <text:p>10.993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5190000000000001" table:style-name="ce1">
            <text:p>6.5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4.399000000000001" table:style-name="ce1">
            <text:p>24.399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05" table:style-name="ce1">
            <text:p>11.05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238" table:style-name="ce1">
            <text:p>3.23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239799999999999" table:formula="of:=SUM([.B92];[.G92];[.L92];[.Q92];[.V92])/COUNT([.B92];[.G92];[.L92];[.Q92];[.V92])" table:style-name="ce2">
            <text:p>11.2398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.515999999999998" table:style-name="ce1">
            <text:p>21.516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714" table:style-name="ce1">
            <text:p>3.714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.028" table:style-name="ce1">
            <text:p>15.028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3150000000000004" table:style-name="ce1">
            <text:p>7.315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536199999999999" table:formula="of:=SUM([.B93];[.G93];[.L93];[.Q93];[.V93])/COUNT([.B93];[.G93];[.L93];[.Q93];[.V93])" table:style-name="ce2">
            <text:p>10.5362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5739999999999998" table:style-name="ce1">
            <text:p>4.574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5.7450000000000001" table:style-name="ce1">
            <text:p>5.745</text:p>
          </table:table-cell>
          <table:table-cell office:value-type="float" office:value="21" table:style-name="ce1">
            <text:p>21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.9409999999999998" table:style-name="ce1">
            <text:p>3.941</text:p>
          </table:table-cell>
          <table:table-cell office:value-type="float" office:value="21" table:style-name="ce1">
            <text:p>21</text:p>
          </table:table-cell>
          <table:table-cell office:value-type="float" office:value="3.2086666666666663" table:formula="of:=SUM([.B94];[.G94];[.L94];[.Q94];[.V94])/COUNT([.B94];[.G94];[.L94];[.Q94];[.V94])" table:style-name="ce2">
            <text:p>3.208666667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7.782" table:style-name="ce1">
            <text:p>17.782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65" table:style-name="ce1">
            <text:p>39.65</text:p>
          </table:table-cell>
          <table:table-cell office:value-type="float" office:value="1594" table:style-name="ce1">
            <text:p>159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.2896" table:formula="of:=SUM([.B95];[.G95];[.L95];[.Q95];[.V95])/COUNT([.B95];[.G95];[.L95];[.Q95];[.V95])" table:style-name="ce2">
            <text:p>19.2896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3" table:style-name="ce1">
            <text:p>23</text:p>
          </table:table-cell>
          <table:table-cell office:value-type="float" office:value="1.696" table:style-name="ce1">
            <text:p>1.69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7679999999999998" table:style-name="ce1">
            <text:p>2.76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3320000000000001" table:style-name="ce1">
            <text:p>1.33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2995000000000001" table:formula="of:=SUM([.B96];[.G96];[.L96];[.Q96];[.V96])/COUNT([.B96];[.G96];[.L96];[.Q96];[.V96])" table:style-name="ce2">
            <text:p>2.299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50000000000001" table:style-name="ce1">
            <text:p>5.53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5010000000000003" table:style-name="ce1">
            <text:p>6.501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.5619999999999994" table:style-name="ce1">
            <text:p>9.562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4.1130000000000004" table:style-name="ce1">
            <text:p>4.113</text:p>
          </table:table-cell>
          <table:table-cell office:value-type="float" office:value="24" table:style-name="ce1">
            <text:p>24</text:p>
          </table:table-cell>
          <table:table-cell office:value-type="float" office:value="3.0619999999999998" table:style-name="ce1">
            <text:p>3.062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165" table:formula="of:=SUM([.B97];[.G97];[.L97];[.Q97];[.V97])/COUNT([.B97];[.G97];[.L97];[.Q97];[.V97])" table:style-name="ce2">
            <text:p>6.16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167000000000002" table:style-name="ce1">
            <text:p>19.167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1.181999999999999" table:style-name="ce1">
            <text:p>21.182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718999999999999" table:style-name="ce1">
            <text:p>13.719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8.829000000000001" table:style-name="ce1">
            <text:p>18.829</text:p>
          </table:table-cell>
          <table:table-cell office:value-type="float" office:value="252" table:style-name="ce1">
            <text:p>25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087999999999999" table:style-name="ce1">
            <text:p>15.088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597000000000001" table:formula="of:=SUM([.B98];[.G98];[.L98];[.Q98];[.V98])/COUNT([.B98];[.G98];[.L98];[.Q98];[.V98])" table:style-name="ce2">
            <text:p>17.597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317" table:style-name="ce1">
            <text:p>28.317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5.566000000000003" table:style-name="ce1">
            <text:p>65.566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5.021000000000001" table:style-name="ce1">
            <text:p>45.021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8.646999999999998" table:style-name="ce1">
            <text:p>28.647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8.1489999999999991" table:style-name="ce1">
            <text:p>8.1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5.14" table:formula="of:=SUM([.B99];[.G99];[.L99];[.Q99];[.V99])/COUNT([.B99];[.G99];[.L99];[.Q99];[.V99])" table:style-name="ce2">
            <text:p>35.14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677" table:style-name="ce1">
            <text:p>47.677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2.698" table:style-name="ce1">
            <text:p>62.698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064" table:style-name="ce1">
            <text:p>11.064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0.415999999999997" table:style-name="ce1">
            <text:p>60.416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8.1270000000000007" table:style-name="ce1">
            <text:p>8.12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7.996400000000001" table:formula="of:=SUM([.B100];[.G100];[.L100];[.Q100];[.V100])/COUNT([.B100];[.G100];[.L100];[.Q100];[.V100])" table:style-name="ce2">
            <text:p>37.9964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9.65799999999999" table:style-name="ce1">
            <text:p>139.658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5.867999999999999" table:style-name="ce1">
            <text:p>25.868</text:p>
          </table:table-cell>
          <table:table-cell office:value-type="float" office:value="332" table:style-name="ce1">
            <text:p>3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.132000000000001" table:style-name="ce1">
            <text:p>27.132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7.265999999999998" table:style-name="ce1">
            <text:p>47.266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.539000000000001" table:style-name="ce1">
            <text:p>16.53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1.292599999999993" table:formula="of:=SUM([.B101];[.G101];[.L101];[.Q101];[.V101])/COUNT([.B101];[.G101];[.L101];[.Q101];[.V101])" table:style-name="ce2">
            <text:p>51.2926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303000000000001" table:style-name="ce1">
            <text:p>26.303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8.331000000000003" table:style-name="ce1">
            <text:p>48.33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8.017000000000003" table:style-name="ce1">
            <text:p>58.017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.439" table:style-name="ce1">
            <text:p>49.439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7.276" table:style-name="ce1">
            <text:p>17.276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9.873200000000004" table:formula="of:=SUM([.B102];[.G102];[.L102];[.Q102];[.V102])/COUNT([.B102];[.G102];[.L102];[.Q102];[.V102])" table:style-name="ce2">
            <text:p>39.8732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276" table:style-name="ce1">
            <text:p>20.276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.933" table:style-name="ce1">
            <text:p>30.933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.107999999999997" table:style-name="ce1">
            <text:p>45.108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0.546999999999997" table:style-name="ce1">
            <text:p>40.54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3.786999999999999" table:style-name="ce1">
            <text:p>23.787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2.130200000000002" table:formula="of:=SUM([.B103];[.G103];[.L103];[.Q103];[.V103])/COUNT([.B103];[.G103];[.L103];[.Q103];[.V103])" table:style-name="ce2">
            <text:p>32.130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8.9329999999999998" table:style-name="ce1">
            <text:p>8.933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.667000000000002" table:style-name="ce1">
            <text:p>17.667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.295999999999999" table:style-name="ce1">
            <text:p>13.296</text:p>
          </table:table-cell>
          <table:table-cell office:value-type="float" office:value="225" table:style-name="ce1">
            <text:p>22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464" table:style-name="ce1">
            <text:p>11.464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722199999999999" table:formula="of:=SUM([.B104];[.G104];[.L104];[.Q104];[.V104])/COUNT([.B104];[.G104];[.L104];[.Q104];[.V104])" table:style-name="ce2">
            <text:p>12.7222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.135000000000002" table:style-name="ce1">
            <text:p>18.135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.65" table:style-name="ce1">
            <text:p>13.65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7.536999999999999" table:style-name="ce1">
            <text:p>47.537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3.632999999999999" table:style-name="ce1">
            <text:p>23.63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9.822399999999998" table:formula="of:=SUM([.B105];[.G105];[.L105];[.Q105];[.V105])/COUNT([.B105];[.G105];[.L105];[.Q105];[.V105])" table:style-name="ce2">
            <text:p>29.8224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6.324000000000002" table:style-name="ce1">
            <text:p>26.324</text:p>
          </table:table-cell>
          <table:table-cell office:value-type="float" office:value="33" table:style-name="ce1">
            <text:p>33</text:p>
          </table:table-cell>
          <table:table-cell office:value-type="float" office:value="22.564" table:style-name="ce1">
            <text:p>22.564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.481999999999999" table:style-name="ce1">
            <text:p>56.482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850999999999999" table:style-name="ce1">
            <text:p>37.851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191000000000003" table:style-name="ce1">
            <text:p>37.191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21999999999998" table:formula="of:=SUM([.B106];[.G106];[.L106];[.Q106];[.V106])/COUNT([.B106];[.G106];[.L106];[.Q106];[.V106])" table:style-name="ce2">
            <text:p>38.522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.326999999999998" table:style-name="ce1">
            <text:p>43.327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.275" table:style-name="ce1">
            <text:p>15.275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6.147999999999996" table:style-name="ce1">
            <text:p>66.148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7.527999999999999" table:style-name="ce1">
            <text:p>47.528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32.62200000000001" table:style-name="ce1">
            <text:p>132.622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0.98" table:formula="of:=SUM([.B107];[.G107];[.L107];[.Q107];[.V107])/COUNT([.B107];[.G107];[.L107];[.Q107];[.V107])" table:style-name="ce2">
            <text:p>60.98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.731999999999999" table:style-name="ce1">
            <text:p>42.732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0.064" table:style-name="ce1">
            <text:p>40.064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8.402000000000001" table:style-name="ce1">
            <text:p>18.40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6.143000000000001" table:style-name="ce1">
            <text:p>46.143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805" table:formula="of:=SUM([.B108];[.G108];[.L108];[.Q108];[.V108])/COUNT([.B108];[.G108];[.L108];[.Q108];[.V108])" table:style-name="ce2">
            <text:p>38.805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619" table:style-name="ce1">
            <text:p>32.619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6.386" table:style-name="ce1">
            <text:p>126.386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92.516000000000005" table:style-name="ce1">
            <text:p>92.516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6.971000000000004" table:style-name="ce1">
            <text:p>76.971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13.005" table:style-name="ce1">
            <text:p>113.005</text:p>
          </table:table-cell>
          <table:table-cell office:value-type="float" office:value="619" table:style-name="ce1">
            <text:p>61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8.299400000000006" table:formula="of:=SUM([.B109];[.G109];[.L109];[.Q109];[.V109])/COUNT([.B109];[.G109];[.L109];[.Q109];[.V109])" table:style-name="ce2">
            <text:p>88.29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6.40100000000001" table:style-name="ce1">
            <text:p>136.401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0.332999999999998" table:style-name="ce1">
            <text:p>50.333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68.53700000000001" table:style-name="ce1">
            <text:p>168.537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9.087" table:style-name="ce1">
            <text:p>109.087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0.54300000000001" table:style-name="ce1">
            <text:p>110.543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4.98020000000001" table:formula="of:=SUM([.B110];[.G110];[.L110];[.Q110];[.V110])/COUNT([.B110];[.G110];[.L110];[.Q110];[.V110])" table:style-name="ce2">
            <text:p>114.980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6.054000000000002" table:style-name="ce1">
            <text:p>46.054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6.17599999999999" table:style-name="ce1">
            <text:p>136.176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76.298000000000002" table:style-name="ce1">
            <text:p>76.298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9.805" table:style-name="ce1">
            <text:p>39.805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3.819800000000001" table:formula="of:=SUM([.B111];[.G111];[.L111];[.Q111];[.V111])/COUNT([.B111];[.G111];[.L111];[.Q111];[.V111])" table:style-name="ce2">
            <text:p>63.819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5.149" table:style-name="ce1">
            <text:p>185.14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7.393000000000001" table:style-name="ce1">
            <text:p>57.393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3.585999999999999" table:style-name="ce1">
            <text:p>33.58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3.36099999999999" table:style-name="ce1">
            <text:p>163.36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24.125" table:style-name="ce1">
            <text:p>124.125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2.72280000000001" table:formula="of:=SUM([.B112];[.G112];[.L112];[.Q112];[.V112])/COUNT([.B112];[.G112];[.L112];[.Q112];[.V112])" table:style-name="ce2">
            <text:p>112.722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624" table:style-name="ce1">
            <text:p>111.624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96.702" table:style-name="ce1">
            <text:p>296.702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582999999999998" table:style-name="ce1">
            <text:p>94.583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64.933000000000007" table:style-name="ce1">
            <text:p>64.93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85.691" table:style-name="ce1">
            <text:p>185.691</text:p>
          </table:table-cell>
          <table:table-cell office:value-type="float" office:value="641" table:style-name="ce1">
            <text:p>6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50.70660000000001" table:formula="of:=SUM([.B113];[.G113];[.L113];[.Q113];[.V113])/COUNT([.B113];[.G113];[.L113];[.Q113];[.V113])" table:style-name="ce2">
            <text:p>150.7066</text:p>
          </table:table-cell>
          <table:table-cell table:number-columns-repeated="16357" table:style-name="ce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943999999999999" table:style-name="ce1">
            <text:p>28.944</text:p>
          </table:table-cell>
          <table:table-cell office:value-type="float" office:value="41" table:style-name="ce1">
            <text:p>41</text:p>
          </table:table-cell>
          <table:table-cell office:value-type="float" office:value="4.84" table:style-name="ce1">
            <text:p>4.8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9267500000000002" table:formula="of:=SUM([.B114];[.G114];[.L114];[.Q114];[.V114])/COUNT([.B114];[.G114];[.L114];[.Q114];[.V114])" table:style-name="ce2">
            <text:p>3.92675</text:p>
          </table:table-cell>
          <table:table-cell table:number-columns-repeated="16357" table:style-name="ce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3920000000001" table:style-name="ce1">
            <text:p>1801.392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style-name="ce1">
            <text:p>474.925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31" table:style-name="ce1">
            <text:p>1800.3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3910000000001" table:style-name="ce1">
            <text:p>1802.3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7629999999999" table:style-name="ce1">
            <text:p>1800.763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formula="of:=SUM([.B115];[.G115];[.L115];[.Q115];[.V115])/COUNT([.B115];[.G115];[.L115];[.Q115];[.V115])" table:style-name="ce2">
            <text:p>474.925</text:p>
          </table:table-cell>
          <table:table-cell table:number-columns-repeated="16357" table:style-name="ce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.43400000000003" table:style-name="ce1">
            <text:p>282.434</text:p>
          </table:table-cell>
          <table:table-cell office:value-type="float" office:value="205" table:style-name="ce1">
            <text:p>20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3.454" table:style-name="ce1">
            <text:p>1803.454</text:p>
          </table:table-cell>
          <table:table-cell office:value-type="float" office:value="43" table:style-name="ce1">
            <text:p>43</text:p>
          </table:table-cell>
          <table:table-cell office:value-type="float" office:value="868.12300000000005" table:style-name="ce1">
            <text:p>868.123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048" table:style-name="ce1">
            <text:p>1802.0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5.5840000000001" table:style-name="ce1">
            <text:p>1805.584</text:p>
          </table:table-cell>
          <table:table-cell office:value-type="float" office:value="43" table:style-name="ce1">
            <text:p>43</text:p>
          </table:table-cell>
          <table:table-cell office:value-type="float" office:value="575.27850000000001" table:formula="of:=SUM([.B116];[.G116];[.L116];[.Q116];[.V116])/COUNT([.B116];[.G116];[.L116];[.Q116];[.V116])" table:style-name="ce2">
            <text:p>575.2785</text:p>
          </table:table-cell>
          <table:table-cell table:number-columns-repeated="16357" table:style-name="ce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0550000000001" table:style-name="ce1">
            <text:p>1802.0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9960000000001" table:style-name="ce1">
            <text:p>1802.9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569" table:style-name="ce1">
            <text:p>1803.56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9670000000001" table:style-name="ce1">
            <text:p>1803.9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0.877" table:style-name="ce1">
            <text:p>1800.877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7];[.G117];[.L117];[.Q117];[.V117])/COUNT([.B117];[.G117];[.L117];[.Q117];[.V1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1.11800000000005" table:style-name="ce1">
            <text:p>861.118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32.15" table:style-name="ce1">
            <text:p>1532.15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3.0050000000001" table:style-name="ce1">
            <text:p>1803.005</text:p>
          </table:table-cell>
          <table:table-cell office:value-type="float" office:value="45" table:style-name="ce1">
            <text:p>45</text:p>
          </table:table-cell>
          <table:table-cell office:value-type="float" office:value="1665.6569999999999" table:style-name="ce1">
            <text:p>1665.657</text:p>
          </table:table-cell>
          <table:table-cell office:value-type="float" office:value="704" table:style-name="ce1">
            <text:p>70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13.1110000000001" table:style-name="ce1">
            <text:p>1313.11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43.009" table:formula="of:=SUM([.B118];[.G118];[.L118];[.Q118];[.V118])/COUNT([.B118];[.G118];[.L118];[.Q118];[.V118])" table:style-name="ce2">
            <text:p>1343.009</text:p>
          </table:table-cell>
          <table:table-cell table:number-columns-repeated="16357" table:style-name="ce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62" table:style-name="ce1">
            <text:p>1802.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80000000001" table:style-name="ce1">
            <text:p>1800.4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971" table:style-name="ce1">
            <text:p>1800.97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6.0139999999999" table:style-name="ce1">
            <text:p>1806.0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19" table:style-name="ce1">
            <text:p>1801.519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9];[.G119];[.L119];[.Q119];[.V119])/COUNT([.B119];[.G119];[.L119];[.Q119];[.V119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65.7619999999999" table:style-name="ce1">
            <text:p>1165.762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163" table:style-name="ce1">
            <text:p>1801.1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8119999999999" table:style-name="ce1">
            <text:p>1801.8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4.847" table:style-name="ce1">
            <text:p>1804.8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11.5429999999999" table:style-name="ce1">
            <text:p>1811.543</text:p>
          </table:table-cell>
          <table:table-cell office:value-type="float" office:value="47" table:style-name="ce1">
            <text:p>47</text:p>
          </table:table-cell>
          <table:table-cell office:value-type="float" office:value="1165.7619999999999" table:formula="of:=SUM([.B120];[.G120];[.L120];[.Q120];[.V120])/COUNT([.B120];[.G120];[.L120];[.Q120];[.V120])" table:style-name="ce2">
            <text:p>1165.762</text:p>
          </table:table-cell>
          <table:table-cell table:number-columns-repeated="16357" table:style-name="ce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3.412" table:style-name="ce1">
            <text:p>1803.412</text:p>
          </table:table-cell>
          <table:table-cell office:value-type="float" office:value="48" table:style-name="ce1">
            <text:p>48</text:p>
          </table:table-cell>
          <table:table-cell office:value-type="float" office:value="1183.261" table:style-name="ce1">
            <text:p>1183.261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070.1780000000001" table:style-name="ce1">
            <text:p>1070.17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4870000000001" table:style-name="ce1">
            <text:p>1804.4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105" table:style-name="ce1">
            <text:p>1804.105</text:p>
          </table:table-cell>
          <table:table-cell office:value-type="float" office:value="48" table:style-name="ce1">
            <text:p>48</text:p>
          </table:table-cell>
          <table:table-cell office:value-type="float" office:value="1126.7195000000002" table:formula="of:=SUM([.B121];[.G121];[.L121];[.Q121];[.V121])/COUNT([.B121];[.G121];[.L121];[.Q121];[.V121])" table:style-name="ce2">
            <text:p>1126.7195</text:p>
          </table:table-cell>
          <table:table-cell table:number-columns-repeated="16357" table:style-name="ce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3.502" table:style-name="ce1">
            <text:p>1803.502</text:p>
          </table:table-cell>
          <table:table-cell office:value-type="float" office:value="49" table:style-name="ce1">
            <text:p>49</text:p>
          </table:table-cell>
          <table:table-cell office:value-type="float" office:value="846.274" table:style-name="ce1">
            <text:p>846.274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91.10500000000002" table:style-name="ce1">
            <text:p>291.105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58.572" table:style-name="ce1">
            <text:p>558.572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919.00099999999998" table:style-name="ce1">
            <text:p>919.001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53.73800000000006" table:formula="of:=SUM([.B122];[.G122];[.L122];[.Q122];[.V122])/COUNT([.B122];[.G122];[.L122];[.Q122];[.V122])" table:style-name="ce2">
            <text:p>653.7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82.155" table:style-name="ce1">
            <text:p>1482.155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66.858" table:style-name="ce1">
            <text:p>466.858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703.65200000000004" table:style-name="ce1">
            <text:p>703.652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6.4580000000001" table:style-name="ce1">
            <text:p>1806.4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16.152" table:style-name="ce1">
            <text:p>1816.152</text:p>
          </table:table-cell>
          <table:table-cell office:value-type="float" office:value="50" table:style-name="ce1">
            <text:p>50</text:p>
          </table:table-cell>
          <table:table-cell office:value-type="float" office:value="884.22166666666669" table:formula="of:=SUM([.B123];[.G123];[.L123];[.Q123];[.V123])/COUNT([.B123];[.G123];[.L123];[.Q123];[.V123])" table:style-name="ce2">
            <text:p>884.2216667</text:p>
          </table:table-cell>
          <table:table-cell office:value-type="float" office:value="212" table:formula="of:=COUNT([.B74:.B123];[.G74:.G123];[.L74:.L123];[.Q74:.Q123];[.V74:.V123])" table:style-name="ce2">
            <text:p>212</text:p>
          </table:table-cell>
          <table:table-cell office:value-type="float" office:value="151.20341215277779" table:formula="of:=AVERAGE(IF(ISNUMBER([.AA74:.AA123]); [.AA74:.AA123];&quot;&quot;))" table:number-matrix-columns-spanned="1" table:number-matrix-rows-spanned="1" table:style-name="ce2">
            <text:p>151.2034122</text:p>
          </table:table-cell>
          <table:table-cell table:number-columns-repeated="16355"/>
        </table:table-row>
        <table:table-row table:number-rows-repeated="31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  <table:table table:name="SA2" table:style-name="ta1">
        <table:table-column table:style-name="co1" table:number-columns-repeated="16384" table:default-cell-style-name="ce1"/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3];[.B3];[.H3];[.K3];[.N3])/COUNT([.N3];[.K3];[.H3];[.E3];[.B3])" table:style-name="ce2">
            <text:p>0.0702</text:p>
          </table:table-cell>
          <table:table-cell office:value-type="float" office:value="7.0200000000000012E-5" table:formula="of:=[.Q3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4];[.B4];[.H4];[.K4];[.N4])/COUNT([.N4];[.K4];[.H4];[.E4];[.B4])" table:style-name="ce2">
            <text:p>0.7104</text:p>
          </table:table-cell>
          <table:table-cell office:value-type="float" office:value="7.1040000000000014E-4" table:formula="of:=[.Q4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];[.B5];[.H5];[.K5];[.N5])/COUNT([.N5];[.K5];[.H5];[.E5];[.B5])" table:style-name="ce2">
            <text:p>0.3568</text:p>
          </table:table-cell>
          <table:table-cell office:value-type="float" office:value="3.568E-4" table:formula="of:=[.Q5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6];[.B6];[.H6];[.K6];[.N6])/COUNT([.N6];[.K6];[.H6];[.E6];[.B6])" table:style-name="ce2">
            <text:p>1.431</text:p>
          </table:table-cell>
          <table:table-cell office:value-type="float" office:value="1.431E-3" table:formula="of:=[.Q6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7];[.B7];[.H7];[.K7];[.N7])/COUNT([.N7];[.K7];[.H7];[.E7];[.B7])" table:style-name="ce2">
            <text:p>0.4958</text:p>
          </table:table-cell>
          <table:table-cell office:value-type="float" office:value="4.9579999999999991E-4" table:formula="of:=[.Q7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8];[.B8];[.H8];[.K8];[.N8])/COUNT([.N8];[.K8];[.H8];[.E8];[.B8])" table:style-name="ce2">
            <text:p>0.6402</text:p>
          </table:table-cell>
          <table:table-cell office:value-type="float" office:value="6.4019999999999995E-4" table:formula="of:=[.Q8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9];[.B9];[.H9];[.K9];[.N9])/COUNT([.N9];[.K9];[.H9];[.E9];[.B9])" table:style-name="ce2">
            <text:p>0.6932</text:p>
          </table:table-cell>
          <table:table-cell office:value-type="float" office:value="6.9319999999999994E-4" table:formula="of:=[.Q9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10];[.B10];[.H10];[.K10];[.N10])/COUNT([.N10];[.K10];[.H10];[.E10];[.B10])" table:style-name="ce2">
            <text:p>0.9562</text:p>
          </table:table-cell>
          <table:table-cell office:value-type="float" office:value="9.5619999999999993E-4" table:formula="of:=[.Q10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11];[.B11];[.H11];[.K11];[.N11])/COUNT([.N11];[.K11];[.H11];[.E11];[.B11])" table:style-name="ce2">
            <text:p>1.8326</text:p>
          </table:table-cell>
          <table:table-cell office:value-type="float" office:value="1.8326E-3" table:formula="of:=[.Q11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12];[.B12];[.H12];[.K12];[.N12])/COUNT([.N12];[.K12];[.H12];[.E12];[.B12])" table:style-name="ce2">
            <text:p>1.6</text:p>
          </table:table-cell>
          <table:table-cell office:value-type="float" office:value="1.6000000000000001E-3" table:formula="of:=[.Q12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13];[.B13];[.H13];[.K13];[.N13])/COUNT([.N13];[.K13];[.H13];[.E13];[.B13])" table:style-name="ce2">
            <text:p>2.868</text:p>
          </table:table-cell>
          <table:table-cell office:value-type="float" office:value="2.8679999999999999E-3" table:formula="of:=[.Q13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14];[.B14];[.H14];[.K14];[.N14])/COUNT([.N14];[.K14];[.H14];[.E14];[.B14])" table:style-name="ce2">
            <text:p>18.63</text:p>
          </table:table-cell>
          <table:table-cell office:value-type="float" office:value="1.8630000000000001E-2" table:formula="of:=[.Q14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15];[.B15];[.H15];[.K15];[.N15])/COUNT([.N15];[.K15];[.H15];[.E15];[.B15])" table:style-name="ce2">
            <text:p>8.1992</text:p>
          </table:table-cell>
          <table:table-cell office:value-type="float" office:value="8.199200000000002E-3" table:formula="of:=[.Q15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16];[.B16];[.H16];[.K16];[.N16])/COUNT([.N16];[.K16];[.H16];[.E16];[.B16])" table:style-name="ce2">
            <text:p>9.9068</text:p>
          </table:table-cell>
          <table:table-cell office:value-type="float" office:value="9.9068000000000003E-3" table:formula="of:=[.Q16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17];[.B17];[.H17];[.K17];[.N17])/COUNT([.N17];[.K17];[.H17];[.E17];[.B17])" table:style-name="ce2">
            <text:p>26.1644</text:p>
          </table:table-cell>
          <table:table-cell office:value-type="float" office:value="2.6164400000000001E-2" table:formula="of:=[.Q17]/1000" table:style-name="ce2">
            <text:p>0.0261644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8];[.B18];[.H18];[.K18];[.N18])/COUNT([.N18];[.K18];[.H18];[.E18];[.B18])" table:style-name="ce2">
            <text:p>#DIV/0!</text:p>
          </table:table-cell>
          <table:table-cell office:value-type="float" office:value="0" table:formula="of:=[.Q18]/1000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19];[.B19];[.H19];[.K19];[.N19])/COUNT([.N19];[.K19];[.H19];[.E19];[.B19])" table:style-name="ce2">
            <text:p>916.5</text:p>
          </table:table-cell>
          <table:table-cell office:value-type="float" office:value="0.91649999999999987" table:formula="of:=[.Q19]/1000" table:style-name="ce2">
            <text:p>0.9165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20];[.B20];[.H20];[.K20];[.N20])/COUNT([.N20];[.K20];[.H20];[.E20];[.B20])" table:style-name="ce2">
            <text:p>1443.007</text:p>
          </table:table-cell>
          <table:table-cell office:value-type="float" office:value="1.4430070000000002" table:formula="of:=[.Q20]/1000" table:style-name="ce2">
            <text:p>1.443007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21];[.B21];[.H21];[.K21];[.N21])/COUNT([.N21];[.K21];[.H21];[.E21];[.B21])" table:style-name="ce2">
            <text:p>#DIV/0!</text:p>
          </table:table-cell>
          <table:table-cell office:value-type="float" office:value="0" table:formula="of:=[.Q21]/1000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22];[.B22];[.H22];[.K22];[.N22])/COUNT([.N22];[.K22];[.H22];[.E22];[.B22])" table:style-name="ce2">
            <text:p>#DIV/0!</text:p>
          </table:table-cell>
          <table:table-cell office:value-type="float" office:value="0" table:formula="of:=[.Q22]/1000" table:style-name="ce2">
            <text:p>#DIV/0!</text:p>
          </table:table-cell>
          <table:table-cell office:value-type="float" office:value="79" table:formula="of:=COUNT([.C3:.C22];[.F3:.F22];[.I3:.I22];[.L3:.L22];[.O3:.O22])" table:style-name="ce2">
            <text:p>79</text:p>
          </table:table-cell>
          <table:table-cell office:value-type="float" office:value="143.18010588235293" table:formula="of:=AVERAGE(IF(ISNUMBER([.Q3:.Q22]);[.Q3:.Q22];&quot;&quot;))" table:number-matrix-columns-spanned="1" table:number-matrix-rows-spanned="1" table:style-name="ce2">
            <text:p>143.1801059</text:p>
          </table:table-cell>
          <table:table-cell table:number-columns-repeated="16364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7T01:01:46Z</dc:date>
  </office:meta>
</office:document-meta>
</file>